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e4" style:family="table-cell" style:parent-style-name="Default" style:data-style-name="N37">
      <style:table-cell-properties fo:background-color="#AFD095"/>
    </style:style>
    <style:style style:name="ce5" style:family="table-cell" style:parent-style-name="Default" style:data-style-name="N37">
      <style:table-cell-properties fo:background-color="#FF6D6D"/>
    </style:style>
    <style:style style:name="ce6" style:family="table-cell" style:parent-style-name="Default" style:data-style-name="N0"/>
    <style:style style:name="ce7" style:family="table-cell" style:parent-style-name="Default" style:data-style-name="N1">
      <style:table-cell-properties fo:background-color="#FF6D6D"/>
    </style:style>
    <style:style style:name="ce8" style:family="table-cell" style:parent-style-name="Default" style:data-style-name="N38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Оборудование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Радиус капли</text:p>
          </table:table-cell>
          <table:table-cell office:value-type="string" table:style-name="ce2">
            <text:p>Vшпр, мл</text:p>
          </table:table-cell>
          <table:table-cell office:value-type="string" table:style-name="ce2">
            <text:p>N</text:p>
          </table:table-cell>
          <table:table-cell office:value-type="string" table:style-name="ce2">
            <text:p>V1, мл</text:p>
          </table:table-cell>
          <table:table-cell office:value-type="string" table:style-name="ce2">
            <text:p>r1, см</text:p>
          </table:table-cell>
          <table:table-cell office:value-type="string" table:style-name="ce2">
            <text:p>rср, мм</text:p>
          </table:table-cell>
          <table:table-cell table:style-name="ce1"/>
          <table:table-cell office:value-type="string" table:style-name="ce1">
            <text:p>Линейка</text:p>
          </table:table-cell>
          <table:table-cell office:value-type="string" table:style-name="ce6">
            <text:p><text:span text:style-name="T2">σ</text:span><text:span text:style-name="T1">h, см</text:span></text:p>
          </table:table-cell>
          <table:table-cell table:number-columns-repeated="16375"/>
        </table:table-row>
        <table:table-row table:style-name="ro2">
          <table:table-cell table:style-name="ce2"/>
          <table:table-cell office:value-type="float" office:value="2.5" table:style-name="ce2">
            <text:p>2.5</text:p>
          </table:table-cell>
          <table:table-cell office:value-type="float" office:value="63" table:style-name="ce2">
            <text:p>63</text:p>
          </table:table-cell>
          <table:table-cell office:value-type="float" office:value="3.968253968253968E-2" table:formula="of:=[.$B$2]/[.C2]" table:style-name="ce3">
            <text:p>0.03968</text:p>
          </table:table-cell>
          <table:table-cell office:value-type="float" office:value="0.21159413059191123" table:formula="of:=(0.75*[.D2]/PI())^(1/3)" table:style-name="ce3">
            <text:p>0.21159</text:p>
          </table:table-cell>
          <table:table-cell office:value-type="float" office:value="2.1366572420687704" table:formula="of:=AVERAGE([.E2:.E6])*10" table:style-name="ce4">
            <text:p>2.137</text:p>
          </table:table-cell>
          <table:table-cell table:number-columns-repeated="2" table:style-name="ce1"/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2">
          <table:table-cell table:number-columns-repeated="2" table:style-name="ce2"/>
          <table:table-cell office:value-type="float" office:value="60" table:style-name="ce2">
            <text:p>60</text:p>
          </table:table-cell>
          <table:table-cell office:value-type="float" office:value="4.1666666666666664E-2" table:formula="of:=[.$B$2]/[.C3]" table:style-name="ce3">
            <text:p>0.04167</text:p>
          </table:table-cell>
          <table:table-cell office:value-type="float" office:value="0.21506350345702488" table:formula="of:=(0.75*[.D3]/PI())^(1/3)" table:style-name="ce3">
            <text:p>0.21506</text:p>
          </table:table-cell>
          <table:table-cell office:value-type="float" office:value="1.5107503729481546E-2" table:formula="of:=STDEV([.E2:.E6])*10" table:style-name="ce5">
            <text:p>0.015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float" office:value="61" table:style-name="ce2">
            <text:p>61</text:p>
          </table:table-cell>
          <table:table-cell office:value-type="float" office:value="4.0983606557377046E-2" table:formula="of:=[.$B$2]/[.C4]" table:style-name="ce3">
            <text:p>0.04098</text:p>
          </table:table-cell>
          <table:table-cell office:value-type="float" office:value="0.21388181200648457" table:formula="of:=(0.75*[.D4]/PI())^(1/3)" table:style-name="ce3">
            <text:p>0.21388</text:p>
          </table:table-cell>
          <table:table-cell table:style-name="ce2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float" office:value="62" table:style-name="ce2">
            <text:p>62</text:p>
          </table:table-cell>
          <table:table-cell office:value-type="float" office:value="4.0322580645161289E-2" table:formula="of:=[.$B$2]/[.C5]" table:style-name="ce3">
            <text:p>0.04032</text:p>
          </table:table-cell>
          <table:table-cell office:value-type="float" office:value="0.21272567152193969" table:formula="of:=(0.75*[.D5]/PI())^(1/3)" table:style-name="ce3">
            <text:p>0.21273</text:p>
          </table:table-cell>
          <table:table-cell table:style-name="ce2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float" office:value="60" table:style-name="ce2">
            <text:p>60</text:p>
          </table:table-cell>
          <table:table-cell office:value-type="float" office:value="4.1666666666666664E-2" table:formula="of:=[.$B$2]/[.C6]" table:style-name="ce3">
            <text:p>0.04167</text:p>
          </table:table-cell>
          <table:table-cell office:value-type="float" office:value="0.21506350345702488" table:formula="of:=(0.75*[.D6]/PI())^(1/3)" table:style-name="ce3">
            <text:p>0.21506</text:p>
          </table:table-cell>
          <table:table-cell table:style-name="ce2"/>
          <table:table-cell table:number-columns-repeated="16378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Кружка" table:style-name="ta2">
        <table:table-column table:style-name="co3" table:number-columns-repeated="16384" table:default-cell-style-name="ce1"/>
        <table:table-row table:style-name="ro1">
          <table:table-cell table:style-name="ce1"/>
          <table:table-cell office:value-type="string" table:style-name="ce1">
            <text:p>h1, см</text:p>
          </table:table-cell>
          <table:table-cell office:value-type="string" table:style-name="ce1">
            <text:p>h2, см</text:p>
          </table:table-cell>
          <table:table-cell office:value-type="string" table:style-name="ce1">
            <text:p>h, см</text:p>
          </table:table-cell>
          <table:table-cell office:value-type="string" table:style-name="ce6">
            <text:p><text:span text:style-name="T2">σ</text:span><text:span text:style-name="T1">h, см</text:span></text:p>
          </table:table-cell>
          <table:table-cell office:value-type="string" table:style-name="ce6">
            <text:p>Rугл, мм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Быстро</text:p>
          </table:table-cell>
          <table:table-cell office:value-type="float" office:value="45" table:style-name="ce8">
            <text:p>45.0</text:p>
          </table:table-cell>
          <table:table-cell office:value-type="float" office:value="4.5" table:style-name="ce8">
            <text:p>4.5</text:p>
          </table:table-cell>
          <table:table-cell office:value-type="float" office:value="40.5" table:formula="of:=[.B2]-[.C2]" table:style-name="ce8">
            <text:p>40.5</text:p>
          </table:table-cell>
          <table:table-cell office:value-type="float" office:value="1" table:formula="of:=[Оборудование.$I$2]" table:style-name="ce8">
            <text:p>1.0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5" table:style-name="ce8">
            <text:p>45.0</text:p>
          </table:table-cell>
          <table:table-cell office:value-type="float" office:value="4.5" table:style-name="ce8">
            <text:p>4.5</text:p>
          </table:table-cell>
          <table:table-cell office:value-type="float" office:value="40.5" table:formula="of:=[.B3]-[.C3]" table:style-name="ce8">
            <text:p>40.5</text:p>
          </table:table-cell>
          <table:table-cell office:value-type="float" office:value="1" table:formula="of:=[Оборудование.$I$2]" table:style-name="ce8">
            <text:p>1.0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0" table:style-name="ce8">
            <text:p>40.0</text:p>
          </table:table-cell>
          <table:table-cell office:value-type="float" office:value="4.5" table:style-name="ce8">
            <text:p>4.5</text:p>
          </table:table-cell>
          <table:table-cell office:value-type="float" office:value="35.5" table:formula="of:=[.B4]-[.C4]" table:style-name="ce8">
            <text:p>35.5</text:p>
          </table:table-cell>
          <table:table-cell office:value-type="float" office:value="1" table:formula="of:=[Оборудование.$I$2]" table:style-name="ce8">
            <text:p>1.0</text:p>
          </table:table-cell>
          <table:table-cell table:number-columns-repeated="16379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5" table:style-name="ce8">
            <text:p>35.0</text:p>
          </table:table-cell>
          <table:table-cell office:value-type="float" office:value="4.5" table:style-name="ce8">
            <text:p>4.5</text:p>
          </table:table-cell>
          <table:table-cell office:value-type="float" office:value="30.5" table:formula="of:=[.B5]-[.C5]" table:style-name="ce8">
            <text:p>30.5</text:p>
          </table:table-cell>
          <table:table-cell office:value-type="float" office:value="1" table:formula="of:=[Оборудование.$I$2]" table:style-name="ce8">
            <text:p>1.0</text:p>
          </table:table-cell>
          <table:table-cell table:number-columns-repeated="16379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0" table:style-name="ce8">
            <text:p>30.0</text:p>
          </table:table-cell>
          <table:table-cell office:value-type="float" office:value="4.5" table:style-name="ce8">
            <text:p>4.5</text:p>
          </table:table-cell>
          <table:table-cell office:value-type="float" office:value="25.5" table:formula="of:=[.B6]-[.C6]" table:style-name="ce8">
            <text:p>25.5</text:p>
          </table:table-cell>
          <table:table-cell office:value-type="float" office:value="1" table:formula="of:=[Оборудование.$I$2]" table:style-name="ce8">
            <text:p>1.0</text:p>
          </table:table-cell>
          <table:table-cell table:number-columns-repeated="16379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5" table:style-name="ce8">
            <text:p>25.0</text:p>
          </table:table-cell>
          <table:table-cell office:value-type="float" office:value="4.5" table:style-name="ce8">
            <text:p>4.5</text:p>
          </table:table-cell>
          <table:table-cell office:value-type="float" office:value="20.5" table:formula="of:=[.B7]-[.C7]" table:style-name="ce8">
            <text:p>20.5</text:p>
          </table:table-cell>
          <table:table-cell office:value-type="float" office:value="1" table:formula="of:=[Оборудование.$I$2]" table:style-name="ce8">
            <text:p>1.0</text:p>
          </table:table-cell>
          <table:table-cell table:number-columns-repeated="16379" table:style-name="ce1"/>
        </table:table-row>
        <table:table-row table:number-rows-repeated="1048569" table:style-name="ro2">
          <table:table-cell table:number-columns-repeated="16384"/>
        </table:table-row>
      </table:table>
      <table:table table:name="Кувшин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number number:decimal-places="5" number:min-decimal-places="5" number:min-integer-digits="1"/>
    </number:number-style>
    <number:number-style style:name="N37">
      <number:number number:decimal-places="3" number:min-decimal-places="3" number:min-integer-digits="1"/>
    </number:number-style>
    <number:number-style style:name="N38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Misha Solodilov</dc:creator>
    <meta:creation-date>2024-06-12T15:22:14Z</meta:creation-date>
    <dc:date>2024-06-12T15:24:34Z</dc:date>
    <meta:editing-cycles>3</meta:editing-cycles>
    <meta:editing-duration>PT817S</meta:editing-duration>
  </office:meta>
</office:document-meta>
</file>